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Text_20_body">
      <style:paragraph-properties fo:padding="0.074cm" fo:border-left="none" fo:border-right="none" fo:border-top="none" fo:border-bottom="0.002cm solid #000000" style:join-border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teps:</text:span></text:p>
      <text:list xml:id="list8605901215799188697" text:style-name="L1">
        <text:list-item>
          <text:p text:style-name="P1"><text:span text:style-name="Strong_20_Emphasis">Create GitLab CI Configuration</text:span>:</text:p>
          <text:list>
            <text:list-item>
              <text:p text:style-name="P2">Create a <text:span text:style-name="Source_20_Text">.gitlab-ci.yml</text:span> file in your repository.</text:p>
            </text:list-item>
          </text:list>
        </text:list-item>
        <text:list-item>
          <text:p text:style-name="P1"><text:span text:style-name="Strong_20_Emphasis">Define the Configuration</text:span>:</text:p>
        </text:list-item>
      </text:list>
      <text:p text:style-name="Text_20_body"/>
      <text:p text:style-name="P3">yaml</text:p>
      <text:p text:style-name="Text_20_body"/>
      <text:p text:style-name="Text_20_body">image: python:3.8</text:p>
      <text:p text:style-name="Text_20_body"/>
      <text:p text:style-name="Text_20_body">stages:</text:p>
      <text:p text:style-name="Text_20_body"><text:s text:c="2"/>- test</text:p>
      <text:p text:style-name="Text_20_body"/>
      <text:p text:style-name="Text_20_body">test:</text:p>
      <text:p text:style-name="Text_20_body"><text:s text:c="2"/>stage: test</text:p>
      <text:p text:style-name="Text_20_body"><text:s text:c="2"/>script:</text:p>
      <text:p text:style-name="Text_20_body"><text:s text:c="4"/>- pip install -r api_testing/requirements.txt</text:p>
      <text:p text:style-name="Text_20_body"><text:s text:c="4"/>- export API_BASE_URL="https://api.example.com"</text:p>
      <text:p text:style-name="Text_20_body"><text:s text:c="4"/>- export ADMIN_TOKEN="your_admin_token"</text:p>
      <text:p text:style-name="Text_20_body"><text:s text:c="4"/>- export USER1_TOKEN="your_user1_token"</text:p>
      <text:p text:style-name="Text_20_body"><text:s text:c="4"/>- export USER2_TOKEN="your_user2_token"</text:p>
      <text:p text:style-name="Text_20_body"><text:s text:c="4"/>- python api_testing/run_tests.py</text:p>
      <text:p text:style-name="Standard"><text:span text:style-name="Strong_20_Emphasis">Push the Configuration</text:span>:</text:p>
      <text:p text:style-name="Standard"/>
      <text:p text:style-name="Standard">git add .gitlab-ci.yml</text:p>
      <text:p text:style-name="Standard">git commit -m "Add GitLab CI configuration"</text:p>
      <text:p text:style-name="Standard">git push origin ma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45:22.36</meta:creation-date>
    <meta:document-statistic meta:table-count="0" meta:image-count="0" meta:object-count="0" meta:page-count="1" meta:paragraph-count="21" meta:word-count="65" meta:character-count="552"/>
    <dc:date>2024-07-27T13:49:14.98</dc:date>
    <dc:creator>Information Governance</dc:creator>
    <meta:editing-duration>PT3M53S</meta:editing-duration>
    <meta:editing-cycles>1</meta:editing-cycles>
    <meta:generator>OpenOffice/4.1.15$Win32 OpenOffice.org_project/4115m2$Build-9813</meta:generator>
  </office:meta>
</office:document-meta>
</file>